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text-line-through-style="none" fo:font-size="12pt" style:text-underline-style="none" fo:font-weight="normal" style:text-blinking="false" style:font-size-asian="12pt" style:font-size-complex="12pt"/>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tab-stops>
          <style:tab-stop style:position="0.7083in"/>
        </style:tab-stops>
      </style:paragraph-properties>
      <style:text-properties fo:color="#000000" fo:font-style="italic" style:font-style-asian="italic" style:font-style-complex="italic"/>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center" style:justify-single-word="false"/>
      <style:text-properties fo:color="#00cc00" fo:font-size="14pt" fo:font-style="italic" style:text-underline-style="solid" style:text-underline-width="auto" style:text-underline-color="font-color" fo:font-weight="bold" style:font-size-asian="14pt" style:font-style-asian="italic" style:font-size-complex="14pt" style:font-style-complex="italic"/>
    </style:style>
    <style:style style:name="P6" style:family="paragraph" style:parent-style-name="Text_20_body">
      <style:paragraph-properties fo:text-align="center" style:justify-single-word="false"/>
      <style:text-properties fo:color="#ffcc00" fo:font-size="12pt" fo:font-style="italic" style:text-underline-style="none" style:font-size-asian="12pt" style:font-style-asian="italic" style:font-size-complex="12pt" style:font-style-complex="italic"/>
    </style:style>
    <style:style style:name="P7" style:family="paragraph" style:parent-style-name="Text_20_body">
      <style:paragraph-properties fo:text-align="center" style:justify-single-word="false"/>
      <style:text-properties fo:color="#ffcc00" fo:font-size="12pt" fo:font-style="italic" style:text-underline-style="none" fo:font-weight="bold" style:font-size-asian="12pt" style:font-style-asian="italic" style:font-weight-asian="bold" style:font-size-complex="12pt" style:font-style-complex="italic" style:font-weight-complex="bold"/>
    </style:style>
    <style:style style:name="P8" style:family="paragraph" style:parent-style-name="Text_20_body">
      <style:paragraph-properties fo:text-align="center" style:justify-single-word="false"/>
      <style:text-properties fo:color="#ff9900" fo:font-size="14pt" fo:font-style="italic" fo:font-weight="bold" style:font-size-asian="14pt" style:font-style-asian="italic" style:font-weight-asian="bold" style:font-size-complex="14pt" style:font-style-complex="italic" style:font-weight-complex="bold"/>
    </style:style>
    <style:style style:name="P9" style:family="paragraph" style:parent-style-name="Text_20_body">
      <style:paragraph-properties fo:text-align="center" style:justify-single-word="false"/>
      <style:text-properties fo:color="#ff9900" fo:font-size="14pt" fo:font-style="italic" style:text-underline-style="solid" style:text-underline-width="auto" style:text-underline-color="font-color" fo:font-weight="bold" style:font-size-asian="14pt" style:font-style-asian="italic" style:font-size-complex="14pt" style:font-style-complex="italic"/>
    </style:style>
    <style:style style:name="P10" style:family="paragraph" style:parent-style-name="Text_20_body">
      <style:paragraph-properties fo:text-align="center" style:justify-single-word="false"/>
      <style:text-properties fo:color="#ff9900"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1" style:family="paragraph" style:parent-style-name="Text_20_body">
      <style:paragraph-properties fo:text-align="center" style:justify-single-word="false"/>
      <style:text-properties fo:color="#ff9900" fo:font-size="14pt" fo:font-style="italic" style:text-underline-style="solid" style:text-underline-width="auto" style:text-underline-color="font-color" style:font-size-asian="14pt" style:font-style-asian="italic" style:font-size-complex="14pt" style:font-style-complex="italic"/>
    </style:style>
    <style:style style:name="P12" style:family="paragraph" style:parent-style-name="Text_20_body">
      <style:paragraph-properties fo:text-align="center" style:justify-single-word="false"/>
      <style:text-properties fo:color="#ff9900" fo:font-size="14pt" fo:font-weight="normal" style:font-weight-asian="normal" style:font-weight-complex="normal"/>
    </style:style>
    <style:style style:name="P13" style:family="paragraph" style:parent-style-name="Text_20_body">
      <style:paragraph-properties fo:text-align="center" style:justify-single-word="false"/>
      <style:text-properties fo:color="#ff9900"/>
    </style:style>
    <style:style style:name="P14" style:family="paragraph" style:parent-style-name="Text_20_body">
      <style:paragraph-properties fo:text-align="center" style:justify-single-word="false"/>
      <style:text-properties fo:color="#ff9900" style:text-underline-style="solid" style:text-underline-width="auto" style:text-underline-color="font-color"/>
    </style:style>
    <style:style style:name="P15" style:family="paragraph" style:parent-style-name="Text_20_body">
      <style:text-properties fo:color="#ff9900" fo:font-style="italic" fo:font-weight="bold" style:font-style-asian="italic" style:font-weight-asian="bold" style:font-style-complex="italic" style:font-weight-complex="bold"/>
    </style:style>
    <style:style style:name="P16" style:family="paragraph" style:parent-style-name="Text_20_body">
      <style:paragraph-properties fo:margin-top="0in" fo:margin-bottom="0in" fo:text-align="center" style:justify-single-word="false"/>
      <style:text-properties fo:color="#ff950e" fo:font-size="14pt" fo:font-weight="normal" style:font-weight-asian="normal" style:font-weight-complex="normal"/>
    </style:style>
    <style:style style:name="P17" style:family="paragraph" style:parent-style-name="Text_20_body">
      <style:paragraph-properties fo:margin-top="0in" fo:margin-bottom="0in" fo:text-align="center" style:justify-single-word="false"/>
      <style:text-properties fo:color="#ff9900" fo:font-size="14pt" fo:font-weight="normal" style:font-weight-asian="normal" style:font-weight-complex="normal"/>
    </style:style>
    <style:style style:name="P18" style:family="paragraph" style:parent-style-name="Standard">
      <style:paragraph-properties fo:text-align="center" style:justify-single-word="false"/>
      <style:text-properties fo:font-size="16pt" style:font-size-asian="16pt" style:font-size-complex="16pt"/>
    </style:style>
    <style:style style:name="P19" style:family="paragraph" style:parent-style-name="Standard">
      <style:paragraph-properties fo:text-align="center"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style:text-underline-style="solid" style:text-underline-width="auto" style:text-underline-color="font-color"/>
    </style:style>
    <style:style style:name="P22" style:family="paragraph" style:parent-style-name="Standard">
      <style:paragraph-properties fo:text-align="center" style:justify-single-word="false"/>
      <style:text-properties fo:color="#ff3300" fo:font-weight="bold" style:font-weight-asian="bold" style:font-weight-complex="bold"/>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fo:color="#006600"/>
    </style:style>
    <style:style style:name="P25" style:family="paragraph" style:parent-style-name="Standard">
      <style:paragraph-properties fo:text-align="end" style:justify-single-word="false"/>
      <style:text-properties fo:color="#66cc00" fo:font-style="italic" style:font-style-asian="italic" style:font-style-complex="italic"/>
    </style:style>
    <style:style style:name="P26" style:family="paragraph" style:parent-style-name="Standard">
      <style:paragraph-properties fo:text-align="end" style:justify-single-word="false"/>
      <style:text-properties fo:color="#669933" fo:font-weight="bold" style:font-weight-asian="bold" style:font-weight-complex="bold"/>
    </style:style>
    <style:style style:name="P27" style:family="paragraph" style:parent-style-name="Standard">
      <style:text-properties fo:font-size="13pt" style:font-size-asian="13pt" style:font-size-complex="13pt"/>
    </style:style>
    <style:style style:name="P28" style:family="paragraph" style:parent-style-name="Standard">
      <style:paragraph-properties fo:text-align="center" style:justify-single-word="false"/>
      <style:text-properties fo:color="#00cc00"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9" style:family="paragraph" style:parent-style-name="Standard">
      <style:text-properties fo:color="#ff9900"/>
    </style:style>
    <style:style style:name="P30" style:family="paragraph" style:parent-style-name="Standard">
      <style:paragraph-properties fo:text-align="center" style:justify-single-word="false"/>
      <style:text-properties fo:color="#ff9900" fo:font-size="20pt" fo:font-weight="bold" style:font-size-asian="20pt" style:font-weight-asian="bold" style:font-size-complex="20pt" style:font-weight-complex="bold"/>
    </style:style>
    <style:style style:name="P31" style:family="paragraph" style:parent-style-name="Standard">
      <style:paragraph-properties fo:text-align="center" style:justify-single-word="false"/>
      <style:text-properties fo:color="#ff9900" fo:font-size="18pt" fo:font-weight="bold" style:font-size-asian="18pt" style:font-weight-asian="bold" style:font-size-complex="18pt" style:font-weight-complex="bold"/>
    </style:style>
    <style:style style:name="P32" style:family="paragraph" style:parent-style-name="Standard">
      <style:paragraph-properties fo:text-align="center" style:justify-single-word="false"/>
      <style:text-properties fo:color="#ff9900"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33" style:family="paragraph" style:parent-style-name="Standard">
      <style:paragraph-properties fo:text-align="center" style:justify-single-word="false"/>
      <style:text-properties fo:color="#ff9900" fo:font-size="14pt" style:text-underline-style="solid" style:text-underline-width="auto" style:text-underline-color="font-color" fo:font-weight="bold" style:font-size-asian="14pt" style:font-weight-asian="bold" style:font-size-complex="14pt" style:font-weight-complex="bold"/>
    </style:style>
    <style:style style:name="P34" style:family="paragraph" style:parent-style-name="Standard">
      <style:paragraph-properties fo:text-align="center" style:justify-single-word="false"/>
      <style:text-properties fo:color="#ff9900" fo:font-style="italic" fo:font-weight="bold" style:font-style-asian="italic" style:font-weight-asian="bold" style:font-style-complex="italic" style:font-weight-complex="bold"/>
    </style:style>
    <style:style style:name="P35" style:family="paragraph" style:parent-style-name="Standard">
      <style:paragraph-properties fo:text-align="center" style:justify-single-word="false"/>
      <style:text-properties fo:color="#ff9900"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36" style:family="paragraph" style:parent-style-name="Standard">
      <style:text-properties fo:color="#ff9900" fo:font-weight="bold" style:font-weight-asian="bold" style:font-weight-complex="bold"/>
    </style:style>
    <style:style style:name="P37" style:family="paragraph" style:parent-style-name="Standard">
      <style:paragraph-properties fo:text-align="center" style:justify-single-word="false"/>
      <style:text-properties fo:color="#ff9900" fo:font-weight="bold" style:font-weight-asian="bold" style:font-weight-complex="bold"/>
    </style:style>
    <style:style style:name="P38" style:family="paragraph" style:parent-style-name="Standard" style:list-style-name="L1">
      <style:text-properties fo:color="#ff9900" fo:font-weight="bold" style:font-weight-asian="bold" style:font-weight-complex="bold"/>
    </style:style>
    <style:style style:name="P39" style:family="paragraph" style:parent-style-name="Standard">
      <style:paragraph-properties fo:text-align="center" style:justify-single-word="false"/>
      <style:text-properties fo:color="#0066ff" fo:font-size="16pt" fo:font-style="italic" style:font-size-asian="16pt" style:font-style-asian="italic" style:font-size-complex="16pt" style:font-style-complex="italic"/>
    </style:style>
    <style:style style:name="P40" style:family="paragraph" style:parent-style-name="Standard">
      <style:paragraph-properties fo:text-align="center" style:justify-single-word="false"/>
      <style:text-properties fo:color="#009900" fo:font-size="14pt" style:text-underline-style="solid" style:text-underline-width="auto" style:text-underline-color="font-color" fo:font-weight="normal" style:font-size-asian="14pt" style:font-weight-asian="normal" style:font-size-complex="14pt" style:font-weight-complex="normal"/>
    </style:style>
    <style:style style:name="P41" style:family="paragraph" style:parent-style-name="Standard">
      <style:paragraph-properties fo:text-align="center" style:justify-single-word="false"/>
      <style:text-properties fo:color="#3399ff" fo:font-size="16pt" fo:font-style="italic" style:text-underline-style="none" style:font-size-asian="16pt" style:font-style-asian="italic" style:font-size-complex="16pt" style:font-style-complex="italic"/>
    </style:style>
    <style:style style:name="P42" style:family="paragraph" style:parent-style-name="Standard">
      <style:text-properties fo:color="#3333ff"/>
    </style:style>
    <style:style style:name="P43" style:family="paragraph" style:parent-style-name="Standard">
      <style:paragraph-properties fo:text-align="justify" style:justify-single-word="false"/>
      <style:text-properties fo:color="#3333ff" fo:font-style="italic" fo:font-weight="bold" style:font-style-asian="italic" style:font-weight-asian="bold" style:font-style-complex="italic" style:font-weight-complex="bold"/>
    </style:style>
    <style:style style:name="P44" style:family="paragraph" style:parent-style-name="Standard">
      <style:paragraph-properties fo:text-align="center" style:justify-single-word="false"/>
      <style:text-properties fo:color="#3333ff" fo:font-size="16pt" style:font-size-asian="16pt" style:font-size-complex="16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style:text-underline-style="none"/>
    </style:style>
    <style:style style:name="T5" style:family="text">
      <style:text-properties fo:font-weight="bold" style:font-weight-asian="bold" style:font-weight-complex="bold"/>
    </style:style>
    <style:style style:name="T6" style:family="text">
      <style:text-properties fo:color="#cc3300" fo:font-style="italic" fo:font-weight="bold" style:font-style-asian="italic" style:font-weight-asian="bold" style:font-style-complex="italic" style:font-weight-complex="bold"/>
    </style:style>
    <style:style style:name="T7" style:family="text">
      <style:text-properties fo:color="#cc3300" fo:font-size="14pt" fo:font-style="italic" fo:font-weight="bold" style:font-size-asian="14pt" style:font-style-asian="italic" style:font-weight-asian="bold" style:font-size-complex="14pt" style:font-style-complex="italic" style:font-weight-complex="bold"/>
    </style:style>
    <style:style style:name="T8" style:family="text">
      <style:text-properties style:text-underline-style="solid" style:text-underline-width="auto" style:text-underline-color="font-color"/>
    </style:style>
    <style:style style:name="T9"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0"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11" style:family="text">
      <style:text-properties fo:font-size="14pt" fo:font-style="italic" fo:font-weight="bold" style:font-size-asian="14pt" style:font-style-asian="italic" style:font-weight-asian="bold" style:font-size-complex="14pt" style:font-style-complex="italic" style:font-weight-complex="bold"/>
    </style:style>
    <style:style style:name="T12" style:family="text">
      <style:text-properties fo:font-size="12pt" style:text-underline-style="none" style:font-size-asian="12pt" style:font-size-complex="12pt"/>
    </style:style>
    <style:style style:name="T13" style:family="text">
      <style:text-properties fo:font-size="12pt" style:text-underline-style="none" fo:font-weight="bold" style:font-size-asian="12pt" style:font-weight-asian="bold" style:font-size-complex="12pt" style:font-weight-complex="bold"/>
    </style:style>
    <style:style style:name="T14"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fo:font-weight="normal" style:font-weight-asian="normal" style:font-weight-complex="normal"/>
    </style:style>
    <style:style style:name="T16" style:family="text">
      <style:text-properties fo:color="#00cc00"/>
    </style:style>
    <style:style style:name="T17" style:family="text">
      <style:text-properties fo:color="#00cc00"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18" style:family="text">
      <style:text-properties fo:color="#00cc00" fo:font-weight="bold" style:font-weight-asian="bold" style:font-weight-complex="bold"/>
    </style:style>
    <style:style style:name="T19" style:family="text">
      <style:text-properties fo:color="#ffcc00" fo:font-size="12pt" fo:font-style="italic" style:text-underline-style="none" fo:font-weight="bold" style:font-size-asian="12pt" style:font-style-asian="italic" style:font-weight-asian="bold" style:font-size-complex="12pt" style:font-style-complex="italic" style:font-weight-complex="bold"/>
    </style:style>
    <style:style style:name="T20" style:family="text">
      <style:text-properties fo:color="#006600" fo:font-style="italic" style:text-underline-style="solid" style:text-underline-width="auto" style:text-underline-color="font-color" fo:font-weight="bold" style:font-style-asian="italic" style:font-weight-asian="bold" style:font-style-complex="italic" style:font-weight-complex="bold"/>
    </style:style>
    <style:style style:name="T21" style:family="text">
      <style:text-properties fo:color="#ff9900"/>
    </style:style>
    <style:style style:name="T22" style:family="text">
      <style:text-properties fo:color="#ff9900" fo:font-size="18pt" fo:font-weight="bold" style:font-size-asian="18pt" style:font-weight-asian="bold" style:font-size-complex="18pt" style:font-weight-complex="bold"/>
    </style:style>
    <style:style style:name="T23" style:family="text">
      <style:text-properties fo:color="#ff9900" fo:font-weight="bold" style:font-weight-asian="bold" style:font-weight-complex="bold"/>
    </style:style>
    <style:style style:name="T24" style:family="text">
      <style:text-properties fo:color="#3333ff" fo:font-size="12pt" fo:font-weight="bold" style:font-size-asian="12pt" style:font-weight-asian="bold" style:font-size-complex="12pt" style:font-weight-complex="bold"/>
    </style:style>
    <style:style style:name="T25" style:family="text">
      <style:text-properties fo:color="#3333ff" fo:font-weight="bold" style:font-weight-asian="bold" style:font-weight-complex="bold"/>
    </style:style>
    <style:style style:name="T26" style:family="text">
      <style:text-properties fo:color="#3333ff" fo:font-style="italic" style:text-underline-style="solid" style:text-underline-width="auto" style:text-underline-color="font-color" fo:font-weight="bold" style:font-style-asian="italic" style:font-weight-asian="bold" style:font-style-complex="italic" style:font-weight-complex="bold"/>
    </style:style>
    <style:style style:name="T27" style:family="text">
      <style:text-properties fo:color="#ff6600"/>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Panorama</text:p>
      <text:p text:style-name="P39">a natural flow mouvment</text:p>
      <text:p text:style-name="Standard"/>
      <text:p text:style-name="P27">The natural flow movement is the power of breathing, the creative energy of change and transformation, is the principal of life. Panorama is a holisticpractical way to inspire people to open them self's, discoveringall personal gifts and possibility , communicate with others with a truthand trust way, and with common actions provide freedom and solidarity.</text:p>
      <text:p text:style-name="P27"><text:s text:c="105"/>~ <text:span text:style-name="T1">Life means change ~ </text:span></text:p>
      <text:p text:style-name="P40"/>
      <text:p text:style-name="P32">What we like to do is what we are</text:p>
      <text:p text:style-name="Standard"/>
      <text:p text:style-name="Standard">The main goal of the project is to create all this environment parametersand all those energies</text:p>
      <text:p text:style-name="Standard">ho inspire humans to get involve, to get in action, to start care about what is happening in the world, and with the same parallelway, to discoverall the amazing and powerful possibilitys and intelligent that humans have be gift it.</text:p>
      <text:p text:style-name="P8"><text:span text:style-name="T8"/></text:p>
      <text:p text:style-name="P8"><text:span text:style-name="T8">Whats the problems now?</text:span></text:p>
      <text:p text:style-name="Standard"/>
      <text:p text:style-name="Standard">We will not spent your time by explain all problems that humanity face now all over the world. </text:p>
      <text:p text:style-name="Standard">You all ready now. Lets just remember fast in some lines...</text:p>
      <text:p text:style-name="Standard">Planet earth get destroy,pollution, not good use of resources, no fair trait sharing of the goods, economy, cultural and education control by a small elite, G.M.O. , private of the water and natural resources, nanotechnology, war, terrorism, no really creativity and trust communication.</text:p>
      <text:p text:style-name="Standard"><text:span text:style-name="T4">Where we go from this points..</text:span></text:p>
      <text:p text:style-name="Standard">But the biggerproblem that now, after 100000 years of civilization, looks like a virus all over </text:p>
      <text:p text:style-name="Standard">the humanity, is that people do not really care!They have there own problems and everyday </text:p>
      <text:p text:style-name="Standard">life....Antulle the day that Babylon come closer , closer to there land, to there freedom, </text:p>
      <text:p text:style-name="Standard">to there concourse.Thatch why we run and we call you to get involve in this project, </text:p>
      <text:p text:style-name="Standard">because we really <text:span text:style-name="T5">care !</text:span></text:p>
      <text:p text:style-name="Standard"><text:span text:style-name="T5"/></text:p>
      <text:p text:style-name="Standard"><text:span text:style-name="T5"/></text:p>
      <text:p text:style-name="P12">The vision / Is the Mission</text:p>
      <text:p text:style-name="P17"><text:s/>Why? <text:s text:c="4"/>~BECAUSE WE CARE ! <text:s text:c="2"/></text:p>
      <text:p text:style-name="P17"><text:s text:c="4"/></text:p>
      <text:p text:style-name="P17">How? <text:s text:c="4"/>~SIMPLE AND DIRECT !</text:p>
      <text:p text:style-name="P16"/>
      <text:p text:style-name="Standard"><text:span text:style-name="T5"><text:s text:c="47"/></text:span><text:span text:style-name="T25"><text:s text:c="7"/></text:span><text:span text:style-name="T26"><text:s/>~~~~~~~~~~~~~~~~~~~~~~</text:span></text:p>
      <text:p text:style-name="Standard"/>
      <text:p text:style-name="P31"/>
      <text:p text:style-name="P31"/>
      <text:p text:style-name="P31"/>
      <text:p text:style-name="P31"/>
      <text:p text:style-name="P31"/>
      <text:p text:style-name="P31"/>
      <text:p text:style-name="P31"/>
      <text:p text:style-name="P31"><text:soft-page-break/></text:p>
      <text:p text:style-name="P31">Panorama</text:p>
      <text:p text:style-name="P41">~The project~</text:p>
      <text:p text:style-name="P5"/>
      <text:p text:style-name="P9">Holistic world view</text:p>
      <text:p text:style-name="P1">A complete world view with spiritual and scientific dimensions in all layers,from personal to cosmical. Enter and use the new worlds ho disrobe this world view and understanding.</text:p>
      <text:p text:style-name="Text_20_body">Create bridges of understanding between east and west, between spirituality and saints.</text:p>
      <text:p text:style-name="P7"/>
      <text:p text:style-name="P7">Deep and practical understanding of the reactions in life, that everything is </text:p>
      <text:p text:style-name="P7">connected, no us theory, but us a living truth,</text:p>
      <text:p text:style-name="P7">and because of this we soot take our personal responsibility.</text:p>
      <text:p text:style-name="P2"><text:span text:style-name="T17"/></text:p>
      <text:p text:style-name="P13"><text:span text:style-name="T10">Energetically social spirituality</text:span></text:p>
      <text:p text:style-name="P2"><text:span text:style-name="T15">To see the living prosech on earth with a deeper conection with the univers.To explore our deeper life mission amd perpouse. </text:span>To start exesises and practise for spiritual awake and conseunse transformesion. Focus meditasion about the connection of personal and commounity spirit paths</text:p>
      <text:p text:style-name="P11"><text:span text:style-name="T5"/></text:p>
      <text:p text:style-name="P11"><text:span text:style-name="T5">Wake up the conscience transmission</text:span></text:p>
      <text:p text:style-name="Text_20_body"><text:span text:style-name="T5">Personal support / grow the talents <text:s text:c="90"/></text:span><text:span text:style-name="T15">Understand what means support of personal growth, and support the the others to grow. </text:span><text:span text:style-name="T5"><text:s text:c="7"/></text:span><text:span text:style-name="T14">Learning that a group of strong personality's is passable to work together in a organic dome <text:s text:c="11"/>of common and reactive responsibility. </text:span>Connect the ways of personal spiritual transformation and common social transmission. Put the spiritual wake and the transformation of our conscious in the agenda of social revolution. Put all social revolutionary actions in the spiritual agenda. Provide and support the spiritual groups and the social revolution groups to work together, so both can get there goals. </text:p>
      <text:p text:style-name="P6"><text:span text:style-name="T5">We inspire and support yang people ho exercise in the energetically social spirituality. </text:span></text:p>
      <text:p text:style-name="P11"><text:span text:style-name="T5"/></text:p>
      <text:p text:style-name="P11"><text:span text:style-name="T5">Ecology</text:span></text:p>
      <text:p text:style-name="P3">Create strong connections with the earth, with the natural, a conscious that is necessary for a Eco community to be. Understand how important is to protect the natural. <text:span text:style-name="T13">Learning to hear natural us a driver master</text:span><text:span text:style-name="T12">. A promise that we will start the actions to protect and give respect to the earth, and we start by our body and spirit.We wand to reconnect with natural with our body, mind and spirit.</text:span></text:p>
      <text:p text:style-name="Standard"><text:span text:style-name="T5">Living with the necessary, live with respect to the environment. </text:span>Connect harts and souls world with economy and life style choices. Helping the members to grow a bigger connection with the purpose of there life's. Propose choices that offering in planets balance and the humans unity.<text:span text:style-name="T14"> <text:s text:c="5"/></text:span></text:p>
      <text:p text:style-name="P28"/>
      <text:p text:style-name="P32">Accept of disfranchise</text:p>
      <text:p text:style-name="P4"><text:s/>Inelegant ways to communicate/way to take desicion's, solutions in crises. Conversation about what we mean by Democratic way to take dissension. Understand the roll of the natural leader in all the <text:soft-page-break/>process, and understand that is totally deferent that the old traditional roll. Discover ways and tools to react in disagrees and relationship problems. <text:s/>The connections between planing, organization, actions, aksiologisis in social life. <text:span text:style-name="T14">The experience to produce a common decision. </text:span></text:p>
      <text:p text:style-name="P28"/>
      <text:p text:style-name="P32">Celebrate life, creativity and arts</text:p>
      <text:p text:style-name="P4">We present and use all arts like a wonderful path for personal grow, healing and transformation tool, that can be use be everybody.We recognize and expect the unlimited creativity like our real natural characteristic, like a no stop flow from the cosmic source. Create a harmonic and beautiful environment to inspire, to provide creativity with free and joyful ways. <text:s text:c="38"/>Create evens and Eco/social festivals us a common expression, that a differed world that we dream all ready exist. By the evens provide stronger relationships between the members, create a strong cultural and celebration tradition.Understand that the hies form of creativity, personal or social, <text:s text:c="5"/>is to make our life's <text:span text:style-name="T19">a living art.</text:span></text:p>
      <text:p text:style-name="P10">Economy</text:p>
      <text:p text:style-name="Text_20_body"><text:span text:style-name="T5">Transmission of the modern economy to a fair trade and sustainable economy. <text:s text:c="26"/></text:span>To grow the understanding about// <text:s text:c="97"/>What is the fit back from the actions of modern global economy to humanity and to planet. <text:s text:c="8"/>Why the wold economy system is like this. How is passable the global economy to be come more fair, more flexible, more sustainable. <text:span text:style-name="T15">What need to change?</text:span></text:p>
      <text:p text:style-name="P14"><text:span text:style-name="T11"/></text:p>
      <text:p text:style-name="P14"><text:span text:style-name="T11">When people work together, they become strong</text:span></text:p>
      <text:p text:style-name="P34">We create 9 basic cycles of activity's and try to unite people in common action with same dream.The same moment all thematically cycles support its others activity's and they part </text:p>
      <text:p text:style-name="P15"><text:s text:c="6"/>of a big democratic and conscious powerful tool. </text:p>
      <text:p text:style-name="P20"/>
      <text:p text:style-name="P36">1. ART</text:p>
      <text:p text:style-name="Standard">We like to create a strong local and global alternative cultural net work, and by this we provide, support and promote all the artists. The some moment the artist support all the activity's, festivals, events, workshops, and help to share the message of change.</text:p>
      <text:p text:style-name="Standard">In this cycles belong all the musics, dancers, actors, acrobats, hand crafters e.t.c.</text:p>
      <text:p text:style-name="Standard"/>
      <text:p text:style-name="P36">2. OPEN UNIVERSITY</text:p>
      <text:p text:style-name="Standard">We move on to create a alternative multicultural space, a open place to knowledge with holistically, practical and emotionally intelligent ways, so the need of learning to become again a enjoy-foul and </text:p>
      <text:p text:style-name="Standard">useful experience ho provide personal and group growth. With every day activity's, lessons, work shops, seminars, evens, from people ho like to share there experience to the others, </text:p>
      <text:p text:style-name="P42"><text:span text:style-name="T1">for the <text:s/>blue children s, from hart to hart, ~for the new day to come.</text:span></text:p>
      <text:p text:style-name="Standard"><text:span text:style-name="T5"/></text:p>
      <text:p text:style-name="P29"><text:span text:style-name="T5">3.NATURAL HEALTH CENTER</text:span></text:p>
      <text:p text:style-name="Standard"><text:span text:style-name="T5">Healing</text:span></text:p>
      <text:p text:style-name="Standard">Understand that human is a holistic exist, a connection of mind, body, soul and spirit.</text:p>
      <text:p text:style-name="Standard">Understand that we heal our self's when we heal our connection with earth In the healing scenario give attention in the needs of the person,with a holistic way of view, all his needs. </text:p>
      <text:p text:style-name="Standard">We recognize the wisdom of the traditional ways to heal, and the connections  with the modern medical knowledge. We recognize that every human is unic and that everyone have his personal path to be healthy. We recognize that prolipsy is the best way to be health. </text:p>
      <text:p text:style-name="Standard">We move on to create a natural health center. The official health system can safe our life in </text:p>
      <text:p text:style-name="Standard">some cases, but in general lines is under the control of big pharmaceutical and petrol </text:p>
      <text:p text:style-name="Standard"><text:soft-page-break/>company's ho look only for the profit .There is so mach nolage now, so many different ways for humans to live in health and in balance. We wand to bring all the healers and all this nolage and tools of natural healing in<text:span text:style-name="T8"> a open space for everyone.</text:span> </text:p>
      <text:p text:style-name="Standard"/>
      <text:p text:style-name="P36">4. PERMACOULTURA</text:p>
      <text:p text:style-name="Standard">Permacoultura is a way to live in balance with the environment, with abundance and all that </text:p>
      <text:p text:style-name="Standard">with the less off efforts. Organic gardens and food production, Eco buildings, solar and wind </text:p>
      <text:p text:style-name="Standard">energy..... A way to use all the movements to support its other and like this every movement </text:p>
      <text:p text:style-name="Standard">get stronger .Lets see the practical ways to bring more permacoultura in La Palma! </text:p>
      <text:p text:style-name="Standard"><text:span text:style-name="T5">Local food</text:span></text:p>
      <text:p text:style-name="Text_20_body">Promote the benefits of gardening, sale, and use local agriculture products. Make the connection between personal and global health and growth. Information about the exist and no sustainable ways of production and trade. Enter in methods and ways to product organic goods. <text:s text:c="15"/>Provide tools for direct and practical experience. <text:s text:c="79"/><text:span text:style-name="T5">Natural bilding <text:s text:c="127"/></text:span>Now all the problems of modern ways and materials to build. Now about all green and natural alternative ways to build and all the good thinks about Eco building.Now about the local ways and architectural character. Propose the rebuilds and reuse of old abandon houses or villages. <text:s text:c="16"/><text:span text:style-name="T5">Green technology <text:s text:c="123"/></text:span><text:span text:style-name="T15">Alternative solar, wind, faire, and aqoua energy systems, reserts for new ways. </text:span><text:span text:style-name="T5"><text:s text:c="117"/>Recreate ecosystems after natural disaster <text:s text:c="72"/></text:span>Knowledge in basic ecology. Practical knowledge/tools. <text:s text:c="24"/><text:span text:style-name="T5">Connections~Reactions~Organizasion <text:s text:c="116"/></text:span>Be in tats with all the persons and farms ho all ready make permacoultura or wand to get involve with and start to unite with common actions. Organize work shops, seminars, visitors, woofers, common projects, common productions and sale spots.</text:p>
      <text:p text:style-name="P25">Permacoultura is the future, is the biggest <text:s/>revolution </text:p>
      <text:p text:style-name="P25">action a person can do in our times.</text:p>
      <text:p text:style-name="P26">For a green environment, health and independent</text:p>
      <text:p text:style-name="Standard"/>
      <text:p text:style-name="P36">5. ECO VILLAGES PROJECT</text:p>
      <text:p text:style-name="Standard">This is the hart of Panorama, the living community's in the natural biosphere</text:p>
      <text:p text:style-name="P24"/>
      <text:p text:style-name="P24">THE TRU EXAMPLE </text:p>
      <text:p text:style-name="P24">●</text:p>
      <text:p text:style-name="P24">HOW HUMAN BEN ~ COOD LIVE</text:p>
      <text:p text:style-name="Standard"/>
      <text:p text:style-name="P20">Foul design Eco villages plan</text:p>
      <text:p text:style-name="Text_20_body">A grate power of change comes by create a community.</text:p>
      <text:p text:style-name="Text_20_body">Learning how we can create a community, organize a group/heart, get connected with the same vision, create trust and good will relationships. Learning to work from the hart in everything we do. To bring in the quality's of compassion, deep understand, forgiveness and solidarity, in our relationships. </text:p>
      <text:p text:style-name="Standard">I see the tree and eco houses, the tipys and yurts, the solar cooker and the beautiful </text:p>
      <text:p text:style-name="Standard">gardens foul of fruits and aromas, children s play in the school and the work shops all </text:p>
      <text:p text:style-name="Standard">ready starts for the visitors, and the music fly up to the big holy mounter ! </text:p>
      <text:p text:style-name="Standard"/>
      <text:list xml:id="list3037932207961131771" text:style-name="L1">
        <text:list-item>
          <text:p text:style-name="P38">~UP SIDE DOWN ~ </text:p>
          <text:p text:style-name="P38"><text:s text:c="32"/>FESTIVAL <text:s/>~and others...</text:p>
        </text:list-item>
      </text:list>
      <text:p text:style-name="Standard">This is a really magic moment for La Palma and for all ho get involve to create this </text:p>
      <text:p text:style-name="Standard">holistically eco and social event. For three days, from the morning until late in </text:p>
      <text:p text:style-name="Standard"><text:soft-page-break/>the night, all the actions, the net works, the local society, get part in a big celebration of </text:p>
      <text:p text:style-name="Standard">the natural way. A rain of work shops run the same time, children s activity's, social </text:p>
      <text:p text:style-name="Standard">movement and associations, crafters and eco producers, yoga, tai chi , natural ways for </text:p>
      <text:p text:style-name="Standard">healing, but also create actions to provide the no violent communication, the exchange </text:p>
      <text:p text:style-name="Standard">economy, dragon dreaming and other tools for the people to get in reaction,</text:p>
      <text:p text:style-name="Standard"><text:span text:style-name="T4"><text:s/></text:span><text:span text:style-name="T3">get inspire, get active, start to care!</text:span><text:span text:style-name="T2"> </text:span>The same time allot of shows, dance, acrobats, theater groups, and allot allot of music, create a amazing feeling in the place.</text:p>
      <text:p text:style-name="Standard"/>
      <text:p text:style-name="P36">7.ALTERNATIVE SOCIAL ECONOMY SYSTEM</text:p>
      <text:p text:style-name="Text_20_body">Promote the understanding about what money is and how money system works. <text:s text:c="21"/>Provide information about how other community's create strong local economy project. <text:s text:c="14"/>Provide direct information about how a community economy system can be organize.</text:p>
      <text:p text:style-name="Text_20_body"><text:span text:style-name="T21">8.</text:span><text:span text:style-name="T23">SOCIAL COMPANYS </text:span><text:span text:style-name="T18"><text:s text:c="108"/></text:span>Thinking about the character of company's that fit better in scale and energy of the community and the place the community is. Growing the meaning and the experience of social company's. <text:s text:c="9"/>Look more carefully the activity's of social company's that usually growing good in a eco community's environment. Help the members to have a vision of social company's that they <text:s text:c="7"/>wise to start and support.</text:p>
      <text:p text:style-name="P36">9.BRIDGES</text:p>
      <text:p text:style-name="P20">Local and global connections</text:p>
      <text:p text:style-name="Text_20_body">We learn to respect our grand grand fathers, all people that live now and the children's of our children. Learning to create friendly relationships with the around and the visitors. <text:s text:c="24"/>To pass over the idea of us and them. Designing a social ecology. A balance of public and privet space. Find ways to support the good local thinks, persons, actions. To grow our vision in connections/net,exchange,enducasion,support,solidarity, in local and global level.</text:p>
      <text:p text:style-name="Text_20_body"/>
      <text:p text:style-name="P32">How we can synchronize</text:p>
      <text:p text:style-name="Standard">First and more important think is the relationships. One basic truth in no violence communication, is that every problem in the relationships exist because there is a need that we could not communicate. We need to find the language that every hart can understand with the some way. </text:p>
      <text:p text:style-name="Standard">We need to see the thinks that can unite us if we wish to be part of this change.</text:p>
      <text:p text:style-name="P35">~Three layers of reactions~</text:p>
      <text:p text:style-name="P35">~3 cycles of synchronize~ </text:p>
      <text:p text:style-name="Standard">Every group, its cycles and project sent one person to represent the team in the main </text:p>
      <text:p text:style-name="Standard">driving gathering. Out side is a big cycles of all the friends, visitors and members from all over </text:p>
      <text:p text:style-name="Standard">the world, ho get part in a global democratic forum. </text:p>
      <text:p text:style-name="P22"/>
      <text:p text:style-name="P43">General <text:s/>democratic forum~~~~~~~~~Active groups ~~~~~~~Basic represents cycles </text:p>
      <text:p text:style-name="Standard"/>
      <text:p text:style-name="P33">The working groups</text:p>
      <text:p text:style-name="Standard"/>
      <text:p text:style-name="P21">1.Organize, synchronize,communication.</text:p>
      <text:p text:style-name="P21">2.Arts. Musics, dancers, actors e.t.c. </text:p>
      <text:p text:style-name="P21">3.Healing. </text:p>
      <text:p text:style-name="P21">4.Education</text:p>
      <text:p text:style-name="P21">5.Agricultural~productions</text:p>
      <text:p text:style-name="P21">6.Crafters~hand made productions</text:p>
      <text:p text:style-name="P21">7.Technicians. &lt;building,energy, e.t.c.&gt; </text:p>
      <text:p text:style-name="P21">8.Economy. Create~run ways for incoming. </text:p>
      <text:p text:style-name="Standard"/>
      <text:p text:style-name="P37"><text:soft-page-break/></text:p>
      <text:p text:style-name="P37"/>
      <text:p text:style-name="P37">THANK YOU SO MACH FOR YOUR TIME AND ENERGY</text:p>
      <text:p text:style-name="Standard"/>
      <text:p text:style-name="Standard">From now, <text:span text:style-name="T5">every week in a different place,cycles of creativity will be active.</text:span></text:p>
      <text:p text:style-name="Standard"><text:span text:style-name="T5">Small groups and projects</text:span> will <text:span text:style-name="T5">start to run,</text:span> <text:span text:style-name="T5">connections</text:span> with official and an~official </text:p>
      <text:p text:style-name="Standard">persons and groups, small family's <text:span text:style-name="T5">eco~productions</text:span> will organize , <text:span text:style-name="T5">work shops </text:span></text:p>
      <text:p text:style-name="Standard">and <text:span text:style-name="T5">evens in every farm and social place,</text:span> web sides and forums will start the <text:span text:style-name="T5">networks</text:span>.</text:p>
      <text:p text:style-name="P20">It is time to change before the change get us...</text:p>
      <text:p text:style-name="Standard"/>
      <text:p text:style-name="P20"/>
      <text:p text:style-name="P19">We be very happy if you wand to learn more about <text:s text:c="9"/></text:p>
      <text:p text:style-name="P19"><text:span text:style-name="T22"><text:s/>Panorama </text:span></text:p>
      <text:p text:style-name="P19"><text:span text:style-name="T5"><text:s/></text:span><text:span text:style-name="T24">natural flow movement</text:span><text:span text:style-name="T5"> </text:span></text:p>
      <text:p text:style-name="P23"/>
      <text:p text:style-name="P23"><text:span text:style-name="T9"><text:s/>and be part of the change. </text:span></text:p>
      <text:p text:style-name="P23"><text:span text:style-name="T9"/></text:p>
      <text:p text:style-name="P23"><text:span text:style-name="T9"/></text:p>
      <text:p text:style-name="P23">To be in teach: </text:p>
      <text:p text:style-name="P44">www.panorama.org</text:p>
      <text:p text:style-name="P18">F.B.<text:span text:style-name="T27"> PanoramaMovement</text:span></text:p>
      <text:p text:style-name="P44">panoramamovement@yahoo.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38M55S</meta:editing-duration>
    <meta:editing-cycles>9</meta:editing-cycles>
    <meta:generator>OpenOffice/4.1.2$Win32 OpenOffice.org_project/412m3$Build-9782</meta:generator>
    <dc:date>2016-07-20T13:40:45.62</dc:date>
    <dc:creator>panorama natural flow</dc:creator>
    <meta:document-statistic meta:table-count="0" meta:image-count="0" meta:object-count="0" meta:page-count="6" meta:paragraph-count="131" meta:word-count="2237" meta:character-count="15064"/>
    <meta:user-defined meta:name="Info 1"/>
    <meta:user-defined meta:name="Info 2"/>
    <meta:user-defined meta:name="Info 3"/>
    <meta:user-defined meta:name="Info 4"/>
  </office:meta>
</office:document-meta>
</file>